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yer Solis-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25, 1893</text:p>
      <text:p text:style-name="P6">Month<text:tab/><text:tab/><text:tab/><text:tab/><text:tab/><text:tab/>October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The Mickv<text:span text:style-name="T2">é</text:span><text:span text:style-name="T3"> Israel Association./</text:span></text:p>
      <text:p text:style-name="P3"><text:span text:style-name="T3">MYER SOLIS-COHEN,/</text:span></text:p>
      <text:p text:style-name="P7"><text:span text:style-name="T3">Secretary,/</text:span></text:p>
      <text:p text:style-name="P3"><text:span text:style-name="T3">WISSAHICKON AVE. AND CLAPIER ST.,/</text:span></text:p>
      <text:p text:style-name="P3"><text:span text:style-name="T3">GERMANTOWN./</text:span></text:p>
      <text:p text:style-name="P4"><text:span text:style-name="T3">Philadelphia, October 25th, 1893/</text:span></text:p>
      <text:p text:style-name="P3"><text:span text:style-name="T3">Rev. Dr. S. Morais/</text:span></text:p>
      <text:p text:style-name="P3"><text:span text:style-name="T3">546 N. 5th st., Phila./</text:span></text:p>
      <text:p text:style-name="P3"><text:span text:style-name="T3"><text:tab/>Dear Sir:/</text:span></text:p>
      <text:p text:style-name="P3"><text:span text:style-name="T3"><text:tab/>The opening lecture of the Mickv</text:span><text:span text:style-name="T2">é</text:span><text:span text:style-name="T3"> Israel/ Association will be held on Nov. 12th instead of/ Nov. 5th as heretofore announced./</text:span></text:p>
      <text:p text:style-name="P3"><text:span text:style-name="T3"><text:tab/>This change of date is owing to the Hospit-/al meeting previously called to be held/ on that date, and which many of our members/ wish to attend./</text:span></text:p>
      <text:p text:style-name="P3"><text:soft-page-break/><text:span text:style-name="T3"><text:tab/>The Committee beg me to ask you to/ reconsider your decision regarding the lect-/ures on the Liturgy and grant their re-/quest to deliver a lecture on the subject/ on the Sabbath once a month at the/ Synagogue. <text:s/>There are many who attend/ service who are desirous of a course of lect-/ures on this subject. <text:s/>Those few lectures/ that you gave last year from the pulpit/</text:span></text:p>
      <text:p text:style-name="P3"><text:span text:style-name="T3"/></text:p>
      <text:p text:style-name="P3"><text:span text:style-name="T3">[Page 2]</text:span></text:p>
      <text:p text:style-name="P3"><text:span text:style-name="T3">touching on this same subject were much/ enjoyed by others present than those who/ attended the class. <text:s/>It is thought that/ this course of lectures will be of value to/ the Association and to the Synagogue./</text:span></text:p>
      <text:p text:style-name="P3"><text:span text:style-name="T3"><text:tab/>The prospectus, to be sent to the/ members, is about to be issued, and the/ Committee wish your permission to in-/corporate therein this announcement./</text:span></text:p>
      <text:p text:style-name="P3"><text:span text:style-name="T3"><text:tab/>Requesting an early reply and hoping/ for a favorable reconsideration, I am/ Yours Very Respectfully,/ Myer Solis-Cohen,/ secreta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4:54:40.21</meta:creation-date>
    <meta:document-statistic meta:table-count="0" meta:image-count="0" meta:object-count="0" meta:page-count="3" meta:paragraph-count="77" meta:word-count="388" meta:character-count="2619"/>
    <dc:date>2011-12-15T15:02:37.36</dc:date>
    <dc:creator>Penn Libraries</dc:creator>
    <meta:editing-duration>PT00H07M57S</meta:editing-duration>
    <meta:editing-cycles>1</meta:editing-cycles>
    <meta:generator>OpenOffice.org/3.2$Win32 OpenOffice.org_project/320m12$Build-9483</meta:generator>
  </office:meta>
</office:document-meta>
</file>